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472in"/>
    </style:style>
    <style:style style:name="co5" style:family="table-column">
      <style:table-column-properties fo:break-before="auto" style:column-width="1.8681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automatic" loext:vertical-justify="auto"/>
      <style:paragraph-properties css3t:text-justify="auto" fo:margin-left="0in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20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Internet Address</text:p>
          </table:table-cell>
          <table:table-cell table:style-name="ce1" office:value-type="string" calcext:value-type="string">
            <text:p>Tags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office:value-type="string" calcext:value-type="string">
            <text:p>extra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7"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021"/>
        </table:table-row>
      </table:table>
      <table:table table:name="Statistics" table:style-name="ta1">
        <table:table-column table:style-name="co4" table:default-cell-style-name="ce23"/>
        <table:table-column table:style-name="co5" table:default-cell-style-name="ce27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Category / List</text:p>
          </table:table-cell>
          <table:table-cell table:style-name="ce25" office:value-type="string" calcext:value-type="string">
            <text:p>Count - Website</text:p>
          </table:table-cell>
          <table:table-cell/>
          <table:table-cell office:value-type="string" calcext:value-type="string">
            <text:p>To Reload: right click the table and choose “refresh”</text:p>
          </table:table-cell>
        </table:table-row>
        <table:table-row table:style-name="ro2">
          <table:table-cell table:style-name="ce22" office:value-type="string" calcext:value-type="string">
            <text:p>adw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empty)</text:p>
          </table:table-cell>
          <table:table-cell table:style-name="ce28"/>
          <table:table-cell table:number-columns-repeated="2"/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/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1:Statistics.B7" table:buttons="Statistics.A1" table:show-filter-button="false" table:drill-down-on-double-click="false">
          <table:source-cell-range table:name="data" table:cell-range-address="'Internet Addresses'.A1:'Internet Addresses'.B1048576"/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waterschappen" table:display="true" table:show-details="true"/>
                <table:data-pilot-member table:name="waterschappen, testsi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bsite" table:orientation="data" table:used-hierarchy="0" table:function="count">
            <table:data-pilot-level table:show-empty="false" calcext:repeat-item-labels="false">
              <table:data-pilot-members>
                <table:data-pilot-member table:name="aaenmaas.nl" table:display="true" table:show-details="true"/>
                <table:data-pilot-member table:name="agv.nl, www.agv.nl" table:display="true" table:show-details="true"/>
                <table:data-pilot-member table:name="brabantsedelta.nl" table:display="true" table:show-details="true"/>
                <table:data-pilot-member table:name="dommel.nl" table:display="true" table:show-details="true"/>
                <table:data-pilot-member table:name="hdsr.nl" table:display="true" table:show-details="true"/>
                <table:data-pilot-member table:name="hhdelfland.nl" table:display="true" table:show-details="true"/>
                <table:data-pilot-member table:name="hhnk.nl" table:display="true" table:show-details="true"/>
                <table:data-pilot-member table:name="hunzeenaas.nl" table:display="true" table:show-details="true"/>
                <table:data-pilot-member table:name="noorderzijlvest.nl" table:display="true" table:show-details="true"/>
                <table:data-pilot-member table:name="rijnland.net" table:display="true" table:show-details="true"/>
                <table:data-pilot-member table:name="scheldestromen.nl" table:display="true" table:show-details="true"/>
                <table:data-pilot-member table:name="schielandenkrimenerwaard.nl" table:display="true" table:show-details="true"/>
                <table:data-pilot-member table:name="uvw.nl, waterschappen.nl" table:display="true" table:show-details="true"/>
                <table:data-pilot-member table:name="vallei-veluwe.nl" table:display="true" table:show-details="true"/>
                <table:data-pilot-member table:name="vechtstromen.nl" table:display="true" table:show-details="true"/>
                <table:data-pilot-member table:name="waterschaplimburg.nl" table:display="true" table:show-details="true"/>
                <table:data-pilot-member table:name="waterschaprivierenland.nl" table:display="true" table:show-details="true"/>
                <table:data-pilot-member table:name="wdodelta.nl" table:display="true" table:show-details="true"/>
                <table:data-pilot-member table:name="wetterskipfryslan.nl" table:display="true" table:show-details="true"/>
                <table:data-pilot-member table:name="wrij.nl" table:display="true" table:show-details="true"/>
                <table:data-pilot-member table:name="wshd.nl" table:display="true" table:show-details="true"/>
                <table:data-pilot-member table:name="zuiderzeeland.n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3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4:38:05.460239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20T09:06:57.702460622</meta:creation-date>
    <dc:date>2023-03-03T14:38:44.703214221</dc:date>
    <meta:editing-duration>PT12M34S</meta:editing-duration>
    <meta:editing-cycles>7</meta:editing-cycles>
    <meta:generator>LibreOffice/7.3.2.2$MacOSX_AARCH64 LibreOffice_project/49f2b1bff42cfccbd8f788c8dc32c1c309559be0</meta:generator>
    <meta:document-statistic meta:table-count="2" meta:cell-count="74" meta:object-count="0"/>
  </office:meta>
</office:document-meta>
</file>